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434cm"/>
    </style:style>
    <style:style style:name="Tabela1.B" style:family="table-column">
      <style:table-column-properties style:column-width="6.237cm"/>
    </style:style>
    <style:style style:name="Tabela1.C" style:family="table-column">
      <style:table-column-properties style:column-width="7.329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11.079cm"/>
    </style:style>
    <style:style style:name="Tabela2.B" style:family="table-column">
      <style:table-column-properties style:column-width="5.921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W telegraficznym skrócie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1"/>
            </table:table-cell>
            <table:table-cell table:style-name="Tabela1.A1" office:value-type="string">
              <text:p text:style-name="Table_20_Heading"><text:span text:style-name="Strong_20_Emphasis">Xen Project (hypervisor)</text:span></text:p>
            </table:table-cell>
            <table:table-cell table:style-name="Tabela1.A1" office:value-type="string">
              <text:p text:style-name="Table_20_Heading"><text:span text:style-name="Strong_20_Emphasis">XCP-ng (dystrybucja)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Co to jest</text:span></text:p>
          </table:table-cell>
          <table:table-cell table:style-name="Tabela1.A1" office:value-type="string">
            <text:p text:style-name="Table_20_Contents">Minimalny, otwarto-źródłowy hypervisor typu 1 + garść narzędzi deweloperskich.</text:p>
          </table:table-cell>
          <table:table-cell table:style-name="Tabela1.A1" office:value-type="string">
            <text:p text:style-name="Table_20_Contents">Kompletny system serwerowy (ISO) zawierający Xen Project + gotowe dom0 (Linux), XAPI, sterowniki, patch-stack itp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Zakres</text:span></text:p>
          </table:table-cell>
          <table:table-cell table:style-name="Tabela1.A1" office:value-type="string">
            <text:p text:style-name="Table_20_Contents">„Silnik” wirtualizacji; sam musisz zbudować/integrować OS dom0, sterowanie i GUI.</text:p>
          </table:table-cell>
          <table:table-cell table:style-name="Tabela1.A1" office:value-type="string">
            <text:p text:style-name="Table_20_Contents">„Gotowiec” – instalujesz jak ESXi: dostajesz hypervisor, system bazowy, API i (zwykle) Xen Orchestra jako GUI w przeglądarce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Projekt &amp; governance</text:span></text:p>
          </table:table-cell>
          <table:table-cell table:style-name="Tabela1.A1" office:value-type="string">
            <text:p text:style-name="Table_20_Contents">Linux Foundation, neutralne zarządzanie; contributorzy = AWS, ARM, AMD, SuSE, Oracle, itp. <text:a xlink:type="simple" xlink:href="https://xenproject.org/?utm_source=chatgpt.com" office:target-frame-name="_blank" xlink:show="new" text:style-name="Internet_20_link" text:visited-style-name="Visited_20_Internet_20_Link">xenproject.org</text:a></text:p>
          </table:table-cell>
          <table:table-cell table:style-name="Tabela1.A1" office:value-type="string">
            <text:p text:style-name="Table_20_Contents">Prowadzi firma Vates; od 2020 r. inkubowany wewnątrz projektu Xen jako sub-projekt, ale roadmapą, pakietami i supportem zarządza Vates. <text:a xlink:type="simple" xlink:href="https://en.wikipedia.org/wiki/XCP-ng?utm_source=chatgpt.com" office:target-frame-name="_blank" xlink:show="new" text:style-name="Internet_20_link" text:visited-style-name="Visited_20_Internet_20_Link">en.wikipedia.org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Najświeższe wersje</text:span></text:p>
          </table:table-cell>
          <table:table-cell table:style-name="Tabela1.A1" office:value-type="string">
            <text:p text:style-name="Table_20_Contents">Xen 4.20 (05 mar 2025) <text:a xlink:type="simple" xlink:href="https://wiki.xenproject.org/wiki/Xen_Project_4.20_Release_Notes?utm_source=chatgpt.com" office:target-frame-name="_blank" xlink:show="new" text:style-name="Internet_20_link" text:visited-style-name="Visited_20_Internet_20_Link">wiki.xenproject.org</text:a></text:p>
          </table:table-cell>
          <table:table-cell table:style-name="Tabela1.A1" office:value-type="string">
            <text:p text:style-name="Table_20_Contents">XCP-ng 8.3 (stabilne od 07 paź 2024) <text:a xlink:type="simple" xlink:href="https://docs.xcp-ng.org/releases/release-8-3/?utm_source=chatgpt.com" office:target-frame-name="_blank" xlink:show="new" text:style-name="Internet_20_link" text:visited-style-name="Visited_20_Internet_20_Link">docs.xcp-ng.org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Cykl życia</text:span></text:p>
          </table:table-cell>
          <table:table-cell table:style-name="Tabela1.A1" office:value-type="string">
            <text:p text:style-name="Table_20_Contents">~2 wydania/rok, każda gałąź utrzymywana &lt; 3 lata – bezpieczeństwo zależy od tego, kto ją spakował.</text:p>
          </table:table-cell>
          <table:table-cell table:style-name="Tabela1.A1" office:value-type="string">
            <text:p text:style-name="Table_20_Contents">LTS ~5 lat (8.3 wspierane do 30 lis 2028) <text:a xlink:type="simple" xlink:href="https://docs.xcp-ng.org/releases/?utm_source=chatgpt.com" office:target-frame-name="_blank" xlink:show="new" text:style-name="Internet_20_link" text:visited-style-name="Visited_20_Internet_20_Link">docs.xcp-ng.org</text:a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Licencjonowanie</text:span></text:p>
          </table:table-cell>
          <table:table-cell table:style-name="Tabela1.A1" office:value-type="string">
            <text:p text:style-name="Table_20_Contents">GPLv2/BSD w zależności od modułu – 100 % OSS.</text:p>
          </table:table-cell>
          <table:table-cell table:style-name="Tabela1.A1" office:value-type="string">
            <text:p text:style-name="Table_20_Contents">Też 100 % OSS (GPLv2 + inne), ale komercyjne wsparcie i usługi oferuje Vates (Xen Orchestra Premium, pro-support).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/></text:p>
            <text:p text:style-name="Table_20_Contents"><text:span text:style-name="Strong_20_Emphasis">Grupa docelowa</text:span></text:p>
          </table:table-cell>
          <table:table-cell table:style-name="Tabela1.A1" office:value-type="string">
            <text:p text:style-name="Table_20_Contents">Kernel-/OS-diyersi, dostawcy chmur, integratorzy sprzętowi.</text:p>
          </table:table-cell>
          <table:table-cell table:style-name="Tabela1.A1" office:value-type="string">
            <text:p text:style-name="Table_20_Contents">Admini, SMB/enterprise, osoby szukające darmowej alternatywy dla Citrix Hypervisor / VMware ESXi.</text:p>
          </table:table-cell>
        </table:table-row>
      </table:table>
      <text:p text:style-name="Standard"/>
      <text:p text:style-name="Standard"/>
      <text:p text:style-name="Standard"/>
      <text:h text:style-name="Heading_20_2" text:outline-level="2">Głębiej: czym <text:span text:style-name="Strong_20_Emphasis">dokładnie</text:span> się różnią?</text:h>
      <text:list text:style-name="L1">
        <text:list-item>
          <text:p text:style-name="P2"><text:span text:style-name="Strong_20_Emphasis">Poziom abstrakcji</text:span><text:line-break/><text:span text:style-name="Emphasis">Xen Project</text:span> to „gołe” binarki hypervisora (xen.gz) + SDK. Bez własnego instalatora, UI czy RPM-ów; sam decydujesz, czy dom0 będzie oparty na Debianie, Alpine czy własnym Yocto.<text:line-break/><text:span text:style-name="Emphasis">XCP-ng</text:span> to cała dystrybucja: kernel, sterowniki, repo RPM, instalator Anaconda, wbudowane mechanizmy aktualizacji „yum update” i rolling-patchy. Dzięki temu w 10 min masz host gotowy do klastrów, HA, live migracji itd.</text:p>
        </text:list-item>
        <text:list-item>
          <text:p text:style-name="P2"><text:span text:style-name="Strong_20_Emphasis">Warstwa zarządzania</text:span><text:line-break/><text:span text:style-name="Emphasis">Xen Project</text:span> daje libxl/libxc i narzędzia CLI (xl) – resztę (API, multi-host, RBAC) musisz dopisać albo użyć czegoś zewnętrznego.<text:line-break/><text:span text:style-name="Emphasis">XCP-ng</text:span> integruje <text:span text:style-name="Strong_20_Emphasis">XAPI</text:span> (te same API co dawny Citrix XenServer) + wbudowany agent dom0. Na tym API bazuje <text:span text:style-name="Strong_20_Emphasis">Xen Orchestra</text:span> (XO) – UI HTML5 z backupami delta, replikacją, DR, monitorowaniem. <text:a xlink:type="simple" xlink:href="https://xcp-ng.org/blog/2024/10/07/xcp-ng-8-3/?utm_source=chatgpt.com" office:target-frame-name="_blank" xlink:show="new" text:style-name="Internet_20_link" text:visited-style-name="Visited_20_Internet_20_Link">xcp-ng.org</text:a></text:p>
        </text:list-item>
        <text:list-item>
          <text:p text:style-name="P2"><text:soft-page-break/><text:span text:style-name="Strong_20_Emphasis">Feature gating</text:span><text:line-break/>W upstream-ie wszystko jest otwarte, ale często „surowe”. XCP-ng dorzuca:</text:p>
          <text:list>
            <text:list-item>
              <text:p text:style-name="P2">gotowe sterowniki HVM/PV dla Windows &amp; Linux,</text:p>
            </text:list-item>
            <text:list-item>
              <text:p text:style-name="P2">intuicyjny provisioning SR (iSCSI, NFS, ZFS-over-iSCSI, Ceph-RBD),</text:p>
            </text:list-item>
            <text:list-item>
              <text:p text:style-name="P2">rozszerzoną obsługę PCI-passthrough z GUI, od 8.3 także SR-IOV management. <text:a xlink:type="simple" xlink:href="https://xcp-ng.org/blog/2024/10/07/xcp-ng-8-3/?utm_source=chatgpt.com" office:target-frame-name="_blank" xlink:show="new" text:style-name="Internet_20_link" text:visited-style-name="Visited_20_Internet_20_Link">xcp-ng.org</text:a></text:p>
            </text:list-item>
          </text:list>
        </text:list-item>
        <text:list-item>
          <text:p text:style-name="P2"><text:span text:style-name="Strong_20_Emphasis">Bezpieczeństwo i aktualizacje</text:span><text:line-break/>– Xen 4.20 przynosi 8 ważnych poprawek CVE oraz ulepszoną obsługę AMD SEV-SNP i Intel AMX. <text:a xlink:type="simple" xlink:href="https://wiki.xenproject.org/wiki/Xen_Project_4.20_Release_Notes?utm_source=chatgpt.com" office:target-frame-name="_blank" xlink:show="new" text:style-name="Internet_20_link" text:visited-style-name="Visited_20_Internet_20_Link">wiki.xenproject.org</text:a><text:line-break/>– XCP-ng publikuje hot-fixy (microcode, Xen-patches) w ciągu godzin/dni przez swoje repo – nie musisz rekompilować hypervisora. <text:a xlink:type="simple" xlink:href="https://www.linkedin.com/posts/vates-sas_may-2025-security-update-for-xcp-ng-82-activity-7330234292259688461-SXAm?utm_source=chatgpt.com" office:target-frame-name="_blank" xlink:show="new" text:style-name="Internet_20_link" text:visited-style-name="Visited_20_Internet_20_Link">linkedin.com</text:a></text:p>
        </text:list-item>
        <text:list-item>
          <text:p text:style-name="P2"><text:span text:style-name="Strong_20_Emphasis">Wsparcie &amp; ekosystem</text:span><text:line-break/><text:span text:style-name="Emphasis">Xen Project</text:span>: mailing-list, IRC/Matrix, dokumentacja wiki.<text:line-break/><text:span text:style-name="Emphasis">XCP-ng</text:span>: forum, Slack, roadmap publiczna, płatny support 24×7 oraz marketplace XO-plugins (wysyłanie backupów do S3, NetBox auto-IPAM, itp.).</text:p>
        </text:list-item>
      </text:list>
      <text:p text:style-name="Standard"/>
      <text:p text:style-name="Standard"/>
      <text:p text:style-name="Standard"/>
      <text:h text:style-name="Heading_20_2" text:outline-level="2">Kiedy wybrać co?</text:h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Potrzeba</text:p>
            </table:table-cell>
            <table:table-cell table:style-name="Tabela2.A1" office:value-type="string">
              <text:p text:style-name="Table_20_Heading">Lepszy wybór</text:p>
            </table:table-cell>
          </table:table-row>
        </table:table-header-rows>
        <table:table-row>
          <table:table-cell table:style-name="Tabela2.A1" office:value-type="string">
            <text:p text:style-name="Table_20_Contents">Budujesz własny sprzęt do edge/IoT, potrzebne jest <text:span text:style-name="Emphasis">custom Dom0</text:span> oparte na BusyBox</text:p>
          </table:table-cell>
          <table:table-cell table:style-name="Tabela2.A1" office:value-type="string">
            <text:p text:style-name="Table_20_Contents"><text:span text:style-name="Strong_20_Emphasis">Xen Project</text:span></text:p>
          </table:table-cell>
        </table:table-row>
        <table:table-row>
          <table:table-cell table:style-name="Tabela2.A1" office:value-type="string">
            <text:p text:style-name="Table_20_Contents">Chcesz w weekend przenieść środowisko po VMware na coś darmowego, z GUI, snapshotami i HA</text:p>
          </table:table-cell>
          <table:table-cell table:style-name="Tabela2.A1" office:value-type="string">
            <text:p text:style-name="Table_20_Contents"><text:span text:style-name="Strong_20_Emphasis">XCP-ng</text:span></text:p>
          </table:table-cell>
        </table:table-row>
        <table:table-row>
          <table:table-cell table:style-name="Tabela2.A1" office:value-type="string">
            <text:p text:style-name="Table_20_Contents">Jesteś dostawcą chmury i masz własne orkiestratory (OpenStack, CloudStack)</text:p>
          </table:table-cell>
          <table:table-cell table:style-name="Tabela2.A1" office:value-type="string">
            <text:p text:style-name="Table_20_Contents"><text:span text:style-name="Strong_20_Emphasis">Xen Project</text:span> (CloudStack ma natywne driver-y)</text:p>
          </table:table-cell>
        </table:table-row>
        <table:table-row>
          <table:table-cell table:style-name="Tabela2.A1" office:value-type="string">
            <text:p text:style-name="Table_20_Contents">Jesteś małym/średnim biznesem, potrzebujesz prostego backupu do S3 i faktur za support</text:p>
          </table:table-cell>
          <table:table-cell table:style-name="Tabela2.A1" office:value-type="string">
            <text:p text:style-name="Table_20_Contents"><text:span text:style-name="Strong_20_Emphasis">XCP-ng</text:span></text:p>
          </table:table-cell>
        </table:table-row>
      </table:table>
      <text:p text:style-name="Standard"/>
      <text:p text:style-name="Standard"/>
      <text:h text:style-name="Heading_20_2" text:outline-level="2">Podsumowanie</text:h>
      <text:list text:style-name="L2">
        <text:list-item>
          <text:p text:style-name="P3"><text:span text:style-name="Strong_20_Emphasis">Xen Project</text:span> = silnik (niskopoziomowy hypervisor) rozwijany przez dużą, neutralną społeczność.</text:p>
        </text:list-item>
        <text:list-item>
          <text:p text:style-name="P3"><text:span text:style-name="Strong_20_Emphasis">XCP-ng</text:span> = gotowa „dystrybucja Xen”, zbudowana na tym silniku, którą instalujesz, aktualizujesz i zarządzasz tak jak ESXi/Proxmox – nie tracąc przy tym otwartości ani wolności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6T14:33:47.056000000</meta:creation-date>
    <dc:date>2025-07-06T14:35:31.181000000</dc:date>
    <meta:editing-duration>PT1M44S</meta:editing-duration>
    <meta:editing-cycles>1</meta:editing-cycles>
    <meta:document-statistic meta:table-count="2" meta:image-count="0" meta:object-count="0" meta:page-count="2" meta:paragraph-count="47" meta:word-count="512" meta:character-count="3681" meta:non-whitespace-character-count="3217"/>
    <meta:generator>LibreOffice/24.2.2.2$Windows_X86_64 LibreOffice_project/d56cc158d8a96260b836f100ef4b4ef25d6f1a01</meta:generator>
  </office:meta>
</office:document-meta>
</file>